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7.84999990463257pt" style:font-size-complex="9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top="0in" fo:margin-bottom="0.0835in" fo:text-align="center" style:writing-mode="lr-tb"/>
    </style:style>
    <style:style style:name="P4" style:family="paragraph">
      <loext:graphic-properties draw:fill="solid" draw:fill-color="#ffffff"/>
      <style:paragraph-properties fo:margin-top="0in" fo:margin-bottom="0.0835in" fo:text-align="center" style:writing-mode="lr-tb"/>
    </style:style>
    <style:style style:name="P5" style:family="paragraph">
      <loext:graphic-properties draw:fill="none" draw:fill-color="#000000"/>
      <style:paragraph-properties fo:margin-top="0in" fo:margin-bottom="0.0835in"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7" style:family="paragraph">
      <style:paragraph-properties fo:margin-top="0in" fo:margin-bottom="0in" fo:text-align="center" style:writing-mode="lr-tb"/>
    </style:style>
    <style:style style:name="P8" style:family="paragraph">
      <loext:graphic-properties draw:fill="none" draw:fill-color="#ffffff"/>
      <style:paragraph-properties fo:margin-top="0in" fo:margin-bottom="0in" fo:text-align="center" style:writing-mode="lr-tb"/>
    </style:style>
    <style:style style:name="P9" style:family="paragraph">
      <loext:graphic-properties draw:fill="none" draw:fill-color="#f8f8f8"/>
      <style:paragraph-properties style:writing-mode="lr-tb"/>
    </style:style>
    <style:style style:name="P10" style:family="paragraph">
      <loext:graphic-properties draw:fill="solid" draw:fill-color="#ffffff"/>
      <style:paragraph-properties style:writing-mode="lr-tb"/>
    </style:style>
    <style:style style:name="T1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T2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8pt" fo:language="en" fo:country="GB" fo:font-weight="bold" style:font-name-asian="Times New Roman" style:font-size-asian="8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style:use-window-font-color="true" style:font-name="Times New Roman" fo:font-size="4pt" fo:language="en" fo:country="GB" style:font-name-asian="Times New Roman" style:font-size-asian="4pt" style:font-name-complex="Times New Roman" style:font-size-complex="12pt" style:language-complex="ar" style:country-complex="SA"/>
    </style:style>
    <style:style style:name="gr1" style:family="graphic">
      <style:graphic-properties fo:margin-left="0.1256in" fo:margin-right="0.1256in" style:run-through="back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2.1571in" fo:min-width="5.528in" fo:padding-top="0.0902in" fo:padding-bottom="0.0902in" fo:padding-left="0.1736in" fo:padding-right="0.1736in" fo:wrap-option="wrap" draw:shadow="hidden" style:run-through="background"/>
    </style:style>
    <style:style style:name="gr4" style:family="graphic">
      <style:graphic-properties draw:stroke="solid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.05in" fo:padding-bottom="0.05in" fo:padding-left="0.05in" fo:padding-right="0.05in" fo:wrap-option="wrap" draw:shadow="hidden" style:run-through="foreground"/>
      <style:paragraph-properties style:writing-mode="lr-tb"/>
    </style:style>
    <style:style style:name="gr5" style:family="graphic">
      <style:graphic-properties draw:stroke="solid" svg:stroke-width="0.0102in" svg:stroke-color="#000000" draw:stroke-linejoin="miter" draw:fill="none" draw:fill-color="#000000" draw:textarea-horizontal-align="justify" draw:textarea-vertical-align="middle" draw:auto-grow-height="false" draw:auto-grow-width="false" fo:padding-top="0.05in" fo:padding-bottom="0.05in" fo:padding-left="0.05in" fo:padding-right="0.05in" fo:wrap-option="wrap" draw:shadow="hidden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7" style:family="graphic">
      <style:graphic-properties draw:stroke="solid" svg:stroke-width="0.0102in" svg:stroke-color="#000000" draw:marker-start="msArrowEnd_20_5" draw:marker-start-width="0.1457in" draw:marker-start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center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9" style:family="graphic">
      <style:graphic-properties draw:stroke="none" draw:fill="none" draw:fill-color="#ffffff" draw:textarea-horizontal-align="center" draw:textarea-vertical-align="top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10" style:family="graphic">
      <style:graphic-properties draw:stroke="solid" svg:stroke-width="0.0102in" svg:stroke-color="#000000" draw:stroke-linejoin="miter" draw:fill="none" draw:fill-color="#f8f8f8" draw:textarea-horizontal-align="left" draw:textarea-vertical-align="top" draw:auto-grow-height="false" fo:min-height="0.1634in" fo:min-width="0.6165in" fo:padding-top="0.0902in" fo:padding-bottom="0.0902in" fo:padding-left="0.1736in" fo:padding-right="0.1736in" fo:wrap-option="wrap" draw:shadow="hidden" style:run-through="background"/>
    </style:style>
    <style:style style:name="gr11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min-height="0.1717in" fo:min-width="1.1736in" fo:padding-top="0.0902in" fo:padding-bottom="0.0902in" fo:padding-left="0.1736in" fo:padding-right="0.1736in" fo:wrap-option="wrap" draw:shadow="hidden" style:run-through="background"/>
    </style:style>
    <style:style style:name="gr12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g text:anchor-type="as-char" draw:z-index="0" draw:style-name="gr1"><draw:g draw:style-name="gr2"><draw:custom-shape draw:style-name="gr3" draw:text-style-name="P2" svg:width="5.8752in" svg:height="2.3378in" svg:x="0in" svg:y="0in"><text:p/><draw:enhanced-geometry svg:viewBox="0 0 21600 21600" draw:type="rectangle" draw:enhanced-path="M 0 0 L 21600 0 21600 21600 0 21600 0 0 Z N"/></draw:custom-shape><draw:frame draw:style-name="gr4" draw:text-style-name="P4" svg:width="1.5587in" svg:height="1.3752in" svg:x="0.1299in" svg:y="0.7791in"><draw:text-box><text:p text:style-name="P3"><text:span text:style-name="T1">Object </text:span><text:span text:style-name="T1">Manager</text:span></text:p><text:p text:style-name="P3"><text:span text:style-name="T2">Knows </text:span><text:span text:style-name="T2">what </text:span><text:span text:style-name="T2">objects it </text:span><text:span text:style-name="T2">manages, </text:span><text:span text:style-name="T2">so queries </text:span><text:span text:style-name="T2">if the </text:span><text:span text:style-name="T2">action is </text:span><text:span text:style-name="T2">allowed </text:span><text:span text:style-name="T2">and then </text:span><text:span text:style-name="T2">enforces </text:span><text:span text:style-name="T2">the </text:span><text:span text:style-name="T2">security </text:span><text:span text:style-name="T2">policy </text:span><text:span text:style-name="T2">decision.</text:span></text:p></draw:text-box></draw:frame><draw:frame draw:style-name="gr5" draw:text-style-name="P5" svg:width="1.0394in" svg:height="1.3217in" svg:x="2.4673in" svg:y="0.7783in"><draw:text-box><text:p text:style-name="P3"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 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/text:p><text:p text:style-name="P3"><text:span text:style-name="T2">S</text:span><text:span text:style-name="T2">t</text:span><text:span text:style-name="T2">o</text:span><text:span text:style-name="T2">r</text:span><text:span text:style-name="T2">e</text:span><text:span text:style-name="T2">s</text:span><text:span text:style-name="T2"> </text:span><text:span text:style-name="T2">d</text:span><text:span text:style-name="T2">e</text:span><text:span text:style-name="T2">c</text:span><text:span text:style-name="T2">i</text:span><text:span text:style-name="T2">s</text:span><text:span text:style-name="T2">i</text:span><text:span text:style-name="T2">o</text:span><text:span text:style-name="T2">n</text:span><text:span text:style-name="T2">s</text:span><text:span text:style-name="T2"> </text:span><text:span text:style-name="T2">m</text:span><text:span text:style-name="T2">a</text:span><text:span text:style-name="T2">d</text:span><text:span text:style-name="T2">e</text:span><text:span text:style-name="T2"> </text:span><text:span text:style-name="T2">b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e</text:span><text:span text:style-name="T2">c</text:span><text:span text:style-name="T2">u</text:span><text:span text:style-name="T2">r</text:span><text:span text:style-name="T2">i</text:span><text:span text:style-name="T2">t</text:span><text:span text:style-name="T2">y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.</text:span></text:p></draw:text-box></draw:frame><draw:line draw:style-name="gr6" draw:text-style-name="P6" svg:x1="1.6886in" svg:y1="1.0398in" svg:x2="2.4677in" svg:y2="1.0398in"><text:p/></draw:line><draw:line draw:style-name="gr6" draw:text-style-name="P6" svg:x1="3.5071in" svg:y1="1.0398in" svg:x2="4.4161in" svg:y2="1.0398in"><text:p/></draw:line><draw:line draw:style-name="gr7" draw:text-style-name="P6" svg:x1="1.6886in" svg:y1="1.6882in" svg:x2="2.4677in" svg:y2="1.6882in"><text:p/></draw:line><draw:line draw:style-name="gr7" draw:text-style-name="P6" svg:x1="3.5071in" svg:y1="1.6882in" svg:x2="4.4161in" svg:y2="1.6882in"><text:p/></draw:line><draw:frame draw:style-name="gr8" draw:text-style-name="P8" svg:width="0.6941in" svg:height="0.3106in" svg:x="1.7492in" svg:y="1.039in"><draw:text-box><text:p text:style-name="P7"><text:span text:style-name="T3">Q</text:span><text:span text:style-name="T3">u</text:span><text:span text:style-name="T3">e</text:span><text:span text:style-name="T3">r</text:span><text:span text:style-name="T3">y</text:span><text:span text:style-name="T3"> </text:span><text:span text:style-name="T3">p</text:span><text:span text:style-name="T3">e</text:span><text:span text:style-name="T3">r</text:span><text:span text:style-name="T3">m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text:span text:style-name="T3">s</text:span></text:p></draw:text-box></draw:frame><draw:frame draw:style-name="gr8" draw:text-style-name="P8" svg:width="0.7071in" svg:height="0.3071in" svg:x="1.7602in" svg:y="1.7508in"><draw:text-box><text:p text:style-name="P7"><text:span text:style-name="T3">Answer from </text:span><text:span text:style-name="T3">Cache</text:span></text:p></draw:text-box></draw:frame><draw:frame draw:style-name="gr9" draw:text-style-name="P8" svg:width="0.8142in" svg:height="0.4358in" svg:x="3.572in" svg:y="1.1118in"><draw:text-box><text:p text:style-name="P7"><text:span text:style-name="T3">If answer not in cache, ask </text:span><text:span text:style-name="T3">security server</text:span></text:p></draw:text-box></draw:frame><draw:frame draw:style-name="gr8" draw:text-style-name="P8" svg:width="0.7504in" svg:height="0.2504in" svg:x="3.6362in" svg:y="1.6882in"><draw:text-box><text:p text:style-name="P7"><text:span text:style-name="T3">A</text:span><text:span text:style-name="T3">d</text:span><text:span text:style-name="T3">d</text:span><text:span text:style-name="T3"> </text:span><text:span text:style-name="T3">a</text:span><text:span text:style-name="T3">n</text:span><text:span text:style-name="T3">s</text:span><text:span text:style-name="T3">w</text:span><text:span text:style-name="T3">e</text:span><text:span text:style-name="T3">r</text:span><text:span text:style-name="T3"> </text:span><text:span text:style-name="T3">t</text:span><text:span text:style-name="T3">o</text:span><text:span text:style-name="T3"> </text:span><text:span text:style-name="T3">c</text:span><text:span text:style-name="T3">a</text:span><text:span text:style-name="T3">c</text:span><text:span text:style-name="T3">h</text:span><text:span text:style-name="T3">e</text:span></text:p></draw:text-box></draw:frame><draw:frame draw:style-name="gr4" draw:text-style-name="P4" svg:width="1.2504in" svg:height="1.3752in" svg:x="4.4154in" svg:y="0.7791in"><draw:text-box><text:p text:style-name="P3"><text:span text:style-name="T1">Security Server</text:span></text:p><text:p text:style-name="P3"><text:span text:style-name="T2">Makes decisions based on the security policy.</text:span></text:p><text:p text:style-name="P3"><text:span text:style-name="T4"/></text:p><text:p text:style-name="P3"><text:span text:style-name="T1">Security Policy</text:span></text:p><text:p text:style-name="P3"><text:span text:style-name="T2"/></text:p></draw:text-box></draw:frame><draw:custom-shape draw:style-name="gr10" draw:text-style-name="P9" svg:width="1.0004in" svg:height="0.3803in" svg:x="4.5453in" svg:y="1.688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style-name="gr11" draw:text-style-name="P10" svg:width="1.5587in" svg:height="0.3898in" svg:x="0.1299in" svg:y="0.129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6" draw:text-style-name="P6" svg:x1="0.9098in" svg:y1="0.5189in" svg:x2="0.9098in" svg:y2="0.7787in"><text:p/></draw:line><draw:frame draw:style-name="gr12" draw:text-style-name="P8" svg:width="1.2988in" svg:height="0.3898in" svg:x="0.2598in" svg:y="0.1291in"><draw:text-box><text:p text:style-name="P7"><text:span text:style-name="T1">Subject</text:span></text:p><text:p text:style-name="P7"><text:span text:style-name="T2">Requests access.</text:span></text:p></draw:text-box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5in" fo:page-height="2.6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5:53:58.294995565</meta:creation-date>
    <dc:date>2020-07-30T15:12:57.759396704</dc:date>
    <meta:editing-duration>PT4M44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